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ext_20_body" style:list-style-name="L1"/>
    <style:style style:name="T1" style:family="text">
      <style:text-properties officeooo:rsid="000071ee"/>
    </style:style>
    <style:style style:name="T2" style:family="text">
      <style:text-properties officeooo:rsid="00011910"/>
    </style:style>
    <style:style style:name="T3" style:family="text">
      <style:text-properties fo:font-size="14pt" officeooo:rsid="00011910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* SearchCityWithPostalCode.tsx</text:p>
      <text:p text:style-name="P1"/>
      <text:p text:style-name="Standard"><text:span text:style-name="T1">1-</text:span>Ce fichier contiendra le champ de saisie pour la ville, la logique d'autocomplétion et l'affichage du code postal associé.</text:p>
      <text:p text:style-name="Standard"/>
      <text:p text:style-name="Standard"><text:span text:style-name="T1">2-</text:span>Ajout de l'autocomplétion pour la ville et le code postal :</text:p>
      <text:p text:style-name="Standard"/>
      <text:p text:style-name="Standard">.Lorsque l'utilisateur commence à taper une ville, une liste de suggestions apparaît, avec le nom de la ville et le code postal correspondant.</text:p>
      <text:p text:style-name="Standard"/>
      <text:p text:style-name="Standard">.L'utilisateur peut ensuite sélectionner une ville dans la liste, ce qui affiche le nom de la ville et le code postal dans le formulaire.</text:p>
      <text:p text:style-name="Standard"/>
      <text:h text:style-name="Heading_20_3" text:outline-level="3">Explications :</text:h>
      <text:list text:style-name="L1">
        <text:list-item>
          <text:p text:style-name="P2"><text:span text:style-name="Strong_20_Emphasis">Autocomplétion de la ville</text:span> : Lorsqu'un utilisateur tape une ville, nous récupérons des suggestions de villes avec leurs codes postaux associés. Les suggestions sont affichées sous forme de liste déroulante.</text:p>
        </text:list-item>
        <text:list-item>
          <text:p text:style-name="P2"><text:span text:style-name="Strong_20_Emphasis">Sélection de la ville</text:span> : L'utilisateur sélectionne une ville dans la liste. La ville et son code postal sont ensuite affichés côte à côte.</text:p>
        </text:list-item>
        <text:list-item>
          <text:p text:style-name="P2"><text:span text:style-name="Strong_20_Emphasis">Validation de formulaire</text:span> : Le formulaire de profil est validé selon les critères définis dans <text:span text:style-name="Source_20_Text">ProfileEditSchema</text:span>.</text:p>
        </text:list-item>
      </text:list>
      <text:p text:style-name="Standard"/>
      <text:p text:style-name="Standard"/>
      <text:p text:style-name="Standard"/>
      <text:p text:style-name="P1"><text:span text:style-name="T2">* </text:span>TraitsSelector.tsx <text:s/><text:span text:style-name="T3">c’est le fichier qui gère les traits de caractères dans le <text:tab/>questionnair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22:04:22.122810900</meta:creation-date>
    <dc:date>2025-07-22T16:28:06.926011300</dc:date>
    <meta:editing-duration>PT11M39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0" meta:word-count="168" meta:character-count="1064" meta:non-whitespace-character-count="907"/>
  </office:meta>
</office:document-meta>
</file>